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1.976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0.811cm"/>
    </style:style>
    <style:style style:name="co10" style:family="table-column">
      <style:table-column-properties fo:break-before="auto" style:column-width="3.563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023cm"/>
    </style:style>
    <style:style style:name="co15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calcs_20_for_20_ESP32_20_partition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29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9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fo:border="none" style:rotation-align="none"/>
    </style:style>
    <style:style style:name="ce15" style:family="table-cell" style:parent-style-name="Default" style:data-style-name="N2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s for ESP32 part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huge_app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office:value-type="string" calcext:value-type="string">
            <text:p><text:s/>Flags</text:p>
          </table:table-cell>
          <table:table-cell office:value-type="string" calcext:value-type="string">
            <text:p>Trimmed Size</text:p>
          </table:table-cell>
          <table:table-cell office:value-type="string" calcext:value-type="string">
            <text:p>Size w/o 0x</text:p>
          </table:table-cell>
          <table:table-cell/>
          <table:table-cell table:style-name="ce5" office:value-type="string" calcext:value-type="string">
            <text:p>Size in Decimal</text:p>
          </table:table-cell>
          <table:table-cell table:style-name="ce8" office:value-type="string" calcext:value-type="string" table:number-columns-spanned="2" table:number-rows-spanned="1">
            <text:p>Kbytes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Mbytes</text:p>
          </table:table-cell>
          <table:covered-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nvs</text:p>
          </table:table-cell>
          <table:table-cell office:value-type="string" calcext:value-type="string">
            <text:p><text:s text:c="5"/>0x9000</text:p>
          </table:table-cell>
          <table:table-cell office:value-type="string" calcext:value-type="string">
            <text:p><text:s text:c="2"/>0x5000</text:p>
          </table:table-cell>
          <table:table-cell/>
          <table:table-cell table:formula="of:=TRIM([.E3])" office:value-type="string" office:string-value="0x5000" calcext:value-type="string">
            <text:p>0x5000</text:p>
          </table:table-cell>
          <table:table-cell table:formula="of:=RIGHT([.G3];LEN([.G3])-2)" office:value-type="string" office:string-value="5000" calcext:value-type="string">
            <text:p>5000</text:p>
          </table:table-cell>
          <table:table-cell/>
          <table:table-cell table:style-name="ce6" table:formula="of:=HEX2DEC([.H3])" office:value-type="float" office:value="20480" calcext:value-type="float">
            <text:p>20480</text:p>
          </table:table-cell>
          <table:table-cell table:style-name="ce9" table:formula="of:=[.J3]/1000" office:value-type="float" office:value="20.48" calcext:value-type="float">
            <text:p>20,5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3]/1000" office:value-type="float" office:value="0.02048" calcext:value-type="float">
            <text:p>0,02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ota</text:p>
          </table:table-cell>
          <table:table-cell office:value-type="string" calcext:value-type="string">
            <text:p><text:s text:c="5"/>0xe000</text:p>
          </table:table-cell>
          <table:table-cell office:value-type="string" calcext:value-type="string">
            <text:p><text:s text:c="2"/>0x2000</text:p>
          </table:table-cell>
          <table:table-cell/>
          <table:table-cell table:formula="of:=TRIM([.E4])" office:value-type="string" office:string-value="0x2000" calcext:value-type="string">
            <text:p>0x2000</text:p>
          </table:table-cell>
          <table:table-cell table:formula="of:=RIGHT([.G4];LEN([.G4])-2)" office:value-type="string" office:string-value="2000" calcext:value-type="string">
            <text:p>2000</text:p>
          </table:table-cell>
          <table:table-cell/>
          <table:table-cell table:style-name="ce6" table:formula="of:=HEX2DEC([.H4])" office:value-type="float" office:value="8192" calcext:value-type="float">
            <text:p>8192</text:p>
          </table:table-cell>
          <table:table-cell table:style-name="ce9" table:formula="of:=[.J4]/1000" office:value-type="float" office:value="8.192" calcext:value-type="float">
            <text:p>8,2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4]/1000" office:value-type="float" office:value="0.008192" calcext:value-type="float">
            <text:p>0,01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<text:s/>ota_0</text:p>
          </table:table-cell>
          <table:table-cell office:value-type="string" calcext:value-type="string">
            <text:p><text:s text:c="3"/>0x10000</text:p>
          </table:table-cell>
          <table:table-cell office:value-type="string" calcext:value-type="string">
            <text:p><text:s/>0x300000</text:p>
          </table:table-cell>
          <table:table-cell/>
          <table:table-cell table:formula="of:=TRIM([.E5])" office:value-type="string" office:string-value="0x300000" calcext:value-type="string">
            <text:p>0x300000</text:p>
          </table:table-cell>
          <table:table-cell table:formula="of:=RIGHT([.G5];LEN([.G5])-2)" office:value-type="string" office:string-value="300000" calcext:value-type="string">
            <text:p>300000</text:p>
          </table:table-cell>
          <table:table-cell/>
          <table:table-cell table:style-name="ce6" table:formula="of:=HEX2DEC([.H5])" office:value-type="float" office:value="3145728" calcext:value-type="float">
            <text:p>3145728</text:p>
          </table:table-cell>
          <table:table-cell table:style-name="ce9" table:formula="of:=[.J5]/1000" office:value-type="float" office:value="3145.728" calcext:value-type="float">
            <text:p>3145,7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5]/1000" office:value-type="float" office:value="3.145728" calcext:value-type="float">
            <text:p>3,15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iff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spiffs</text:p>
          </table:table-cell>
          <table:table-cell office:value-type="string" calcext:value-type="string">
            <text:p><text:s text:c="2"/>0x310000</text:p>
          </table:table-cell>
          <table:table-cell office:value-type="string" calcext:value-type="string">
            <text:p>0xF0000</text:p>
          </table:table-cell>
          <table:table-cell/>
          <table:table-cell table:formula="of:=TRIM([.E6])" office:value-type="string" office:string-value="0xF0000" calcext:value-type="string">
            <text:p>0xF0000</text:p>
          </table:table-cell>
          <table:table-cell table:formula="of:=RIGHT([.G6];LEN([.G6])-2)" office:value-type="string" office:string-value="F0000" calcext:value-type="string">
            <text:p>F0000</text:p>
          </table:table-cell>
          <table:table-cell/>
          <table:table-cell table:style-name="ce7" table:formula="of:=HEX2DEC([.H6])" office:value-type="float" office:value="983040" calcext:value-type="float">
            <text:p>983040</text:p>
          </table:table-cell>
          <table:table-cell table:style-name="ce10" table:formula="of:=[.J6]/1000" office:value-type="float" office:value="983.04" calcext:value-type="float">
            <text:p>983,0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[.K6]/1000" office:value-type="float" office:value="0.98304" calcext:value-type="float">
            <text:p>0,98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" table:formula="of:=SUM([.J3:.J6])" office:value-type="float" office:value="4157440" calcext:value-type="float">
            <text:p>4157440</text:p>
          </table:table-cell>
          <table:table-cell table:style-name="ce10" table:formula="of:=SUM([.K3:.K6])" office:value-type="float" office:value="4157.44" calcext:value-type="float">
            <text:p>4157,4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SUM([.M3:.M6])" office:value-type="float" office:value="4.15744" calcext:value-type="float">
            <text:p>4,16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fault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office:value-type="string" calcext:value-type="string">
            <text:p><text:s/>Flags</text:p>
          </table:table-cell>
          <table:table-cell office:value-type="string" calcext:value-type="string">
            <text:p>Trimmed Size</text:p>
          </table:table-cell>
          <table:table-cell office:value-type="string" calcext:value-type="string">
            <text:p>Size w/o 0x</text:p>
          </table:table-cell>
          <table:table-cell/>
          <table:table-cell table:style-name="ce5" office:value-type="string" calcext:value-type="string">
            <text:p>Size in Decimal</text:p>
          </table:table-cell>
          <table:table-cell table:style-name="ce8" office:value-type="string" calcext:value-type="string" table:number-columns-spanned="2" table:number-rows-spanned="1">
            <text:p>Kbytes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Mbytes</text:p>
          </table:table-cell>
          <table:covered-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nvs</text:p>
          </table:table-cell>
          <table:table-cell office:value-type="string" calcext:value-type="string">
            <text:p><text:s text:c="5"/>0x9000</text:p>
          </table:table-cell>
          <table:table-cell office:value-type="string" calcext:value-type="string">
            <text:p><text:s text:c="2"/>0x5000</text:p>
          </table:table-cell>
          <table:table-cell/>
          <table:table-cell table:formula="of:=TRIM([.E10])" office:value-type="string" office:string-value="0x5000" calcext:value-type="string">
            <text:p>0x5000</text:p>
          </table:table-cell>
          <table:table-cell table:formula="of:=RIGHT([.G10];LEN([.G10])-2)" office:value-type="string" office:string-value="5000" calcext:value-type="string">
            <text:p>5000</text:p>
          </table:table-cell>
          <table:table-cell/>
          <table:table-cell table:style-name="ce6" table:formula="of:=HEX2DEC([.H10])" office:value-type="float" office:value="20480" calcext:value-type="float">
            <text:p>20480</text:p>
          </table:table-cell>
          <table:table-cell table:style-name="ce9" table:formula="of:=[.J10]/1000" office:value-type="float" office:value="20.48" calcext:value-type="float">
            <text:p>20,5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10]/1000" office:value-type="float" office:value="0.02048" calcext:value-type="float">
            <text:p>0,02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ota</text:p>
          </table:table-cell>
          <table:table-cell office:value-type="string" calcext:value-type="string">
            <text:p><text:s text:c="5"/>0xe000</text:p>
          </table:table-cell>
          <table:table-cell office:value-type="string" calcext:value-type="string">
            <text:p><text:s text:c="2"/>0x2000</text:p>
          </table:table-cell>
          <table:table-cell/>
          <table:table-cell table:formula="of:=TRIM([.E11])" office:value-type="string" office:string-value="0x2000" calcext:value-type="string">
            <text:p>0x2000</text:p>
          </table:table-cell>
          <table:table-cell table:formula="of:=RIGHT([.G11];LEN([.G11])-2)" office:value-type="string" office:string-value="2000" calcext:value-type="string">
            <text:p>2000</text:p>
          </table:table-cell>
          <table:table-cell/>
          <table:table-cell table:style-name="ce6" table:formula="of:=HEX2DEC([.H11])" office:value-type="float" office:value="8192" calcext:value-type="float">
            <text:p>8192</text:p>
          </table:table-cell>
          <table:table-cell table:style-name="ce9" table:formula="of:=[.J11]/1000" office:value-type="float" office:value="8.192" calcext:value-type="float">
            <text:p>8,2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11]/1000" office:value-type="float" office:value="0.008192" calcext:value-type="float">
            <text:p>0,01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<text:s/>ota_0</text:p>
          </table:table-cell>
          <table:table-cell office:value-type="string" calcext:value-type="string">
            <text:p><text:s text:c="3"/>0x10000</text:p>
          </table:table-cell>
          <table:table-cell office:value-type="string" calcext:value-type="string">
            <text:p><text:s/>0x140000</text:p>
          </table:table-cell>
          <table:table-cell/>
          <table:table-cell table:formula="of:=TRIM([.E12])" office:value-type="string" office:string-value="0x140000" calcext:value-type="string">
            <text:p>0x140000</text:p>
          </table:table-cell>
          <table:table-cell table:formula="of:=RIGHT([.G12];LEN([.G12])-2)" office:value-type="string" office:string-value="140000" calcext:value-type="string">
            <text:p>140000</text:p>
          </table:table-cell>
          <table:table-cell/>
          <table:table-cell table:style-name="ce6" table:formula="of:=HEX2DEC([.H12])" office:value-type="float" office:value="1310720" calcext:value-type="float">
            <text:p>1310720</text:p>
          </table:table-cell>
          <table:table-cell table:style-name="ce9" table:formula="of:=[.J12]/1000" office:value-type="float" office:value="1310.72" calcext:value-type="float">
            <text:p>1310,7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12]/1000" office:value-type="float" office:value="1.31072" calcext:value-type="float">
            <text:p>1,31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1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<text:s/>ota_1</text:p>
          </table:table-cell>
          <table:table-cell office:value-type="string" calcext:value-type="string">
            <text:p><text:s text:c="3"/>0x150000</text:p>
          </table:table-cell>
          <table:table-cell office:value-type="string" calcext:value-type="string">
            <text:p>0x140000</text:p>
          </table:table-cell>
          <table:table-cell/>
          <table:table-cell table:formula="of:=TRIM([.E13])" office:value-type="string" office:string-value="0x140000" calcext:value-type="string">
            <text:p>0x140000</text:p>
          </table:table-cell>
          <table:table-cell table:formula="of:=RIGHT([.G13];LEN([.G13])-2)" office:value-type="string" office:string-value="140000" calcext:value-type="string">
            <text:p>140000</text:p>
          </table:table-cell>
          <table:table-cell/>
          <table:table-cell table:style-name="ce6" table:formula="of:=HEX2DEC([.H13])" office:value-type="float" office:value="1310720" calcext:value-type="float">
            <text:p>1310720</text:p>
          </table:table-cell>
          <table:table-cell table:style-name="ce9" table:formula="of:=[.J13]/1000" office:value-type="float" office:value="1310.72" calcext:value-type="float">
            <text:p>1310,7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13]/1000" office:value-type="float" office:value="1.31072" calcext:value-type="float">
            <text:p>1,31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iff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spiffs</text:p>
          </table:table-cell>
          <table:table-cell office:value-type="string" calcext:value-type="string">
            <text:p><text:s text:c="2"/>0x290000</text:p>
          </table:table-cell>
          <table:table-cell office:value-type="string" calcext:value-type="string">
            <text:p>0x170000</text:p>
          </table:table-cell>
          <table:table-cell/>
          <table:table-cell table:formula="of:=TRIM([.E14])" office:value-type="string" office:string-value="0x170000" calcext:value-type="string">
            <text:p>0x170000</text:p>
          </table:table-cell>
          <table:table-cell table:formula="of:=RIGHT([.G14];LEN([.G14])-2)" office:value-type="string" office:string-value="170000" calcext:value-type="string">
            <text:p>170000</text:p>
          </table:table-cell>
          <table:table-cell/>
          <table:table-cell table:style-name="ce7" table:formula="of:=HEX2DEC([.H14])" office:value-type="float" office:value="1507328" calcext:value-type="float">
            <text:p>1507328</text:p>
          </table:table-cell>
          <table:table-cell table:style-name="ce10" table:formula="of:=[.J14]/1000" office:value-type="float" office:value="1507.328" calcext:value-type="float">
            <text:p>1507,3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[.K14]/1000" office:value-type="float" office:value="1.507328" calcext:value-type="float">
            <text:p>1,51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" table:formula="of:=SUM([.J10:.J14])" office:value-type="float" office:value="4157440" calcext:value-type="float">
            <text:p>4157440</text:p>
          </table:table-cell>
          <table:table-cell table:style-name="ce10" table:formula="of:=SUM([.K10:.K14])" office:value-type="float" office:value="4157.44" calcext:value-type="float">
            <text:p>4157,4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SUM([.M10:.M14])" office:value-type="float" office:value="4.15744" calcext:value-type="float">
            <text:p>4,16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_ota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office:value-type="string" calcext:value-type="string">
            <text:p><text:s/>Flags</text:p>
          </table:table-cell>
          <table:table-cell office:value-type="string" calcext:value-type="string">
            <text:p>Trimmed Size</text:p>
          </table:table-cell>
          <table:table-cell office:value-type="string" calcext:value-type="string">
            <text:p>Size w/o 0x</text:p>
          </table:table-cell>
          <table:table-cell/>
          <table:table-cell table:style-name="ce5" office:value-type="string" calcext:value-type="string">
            <text:p>Size in Decimal</text:p>
          </table:table-cell>
          <table:table-cell table:style-name="ce8" office:value-type="string" calcext:value-type="string" table:number-columns-spanned="2" table:number-rows-spanned="1">
            <text:p>Kbytes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Mbytes</text:p>
          </table:table-cell>
          <table:covered-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nvs</text:p>
          </table:table-cell>
          <table:table-cell office:value-type="string" calcext:value-type="string">
            <text:p><text:s text:c="5"/>0x9000</text:p>
          </table:table-cell>
          <table:table-cell office:value-type="string" calcext:value-type="string">
            <text:p><text:s text:c="2"/>0x5000</text:p>
          </table:table-cell>
          <table:table-cell/>
          <table:table-cell table:formula="of:=TRIM([.E18])" office:value-type="string" office:string-value="0x5000" calcext:value-type="string">
            <text:p>0x5000</text:p>
          </table:table-cell>
          <table:table-cell table:formula="of:=RIGHT([.G18];LEN([.G18])-2)" office:value-type="string" office:string-value="5000" calcext:value-type="string">
            <text:p>5000</text:p>
          </table:table-cell>
          <table:table-cell/>
          <table:table-cell table:style-name="ce6" table:formula="of:=HEX2DEC([.H18])" office:value-type="float" office:value="20480" calcext:value-type="float">
            <text:p>20480</text:p>
          </table:table-cell>
          <table:table-cell table:style-name="ce9" table:formula="of:=[.J18]/1000" office:value-type="float" office:value="20.48" calcext:value-type="float">
            <text:p>20,5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18]/1000" office:value-type="float" office:value="0.02048" calcext:value-type="float">
            <text:p>0,02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ota</text:p>
          </table:table-cell>
          <table:table-cell office:value-type="string" calcext:value-type="string">
            <text:p><text:s text:c="5"/>0xe000</text:p>
          </table:table-cell>
          <table:table-cell office:value-type="string" calcext:value-type="string">
            <text:p><text:s text:c="2"/>0x2000</text:p>
          </table:table-cell>
          <table:table-cell/>
          <table:table-cell table:formula="of:=TRIM([.E19])" office:value-type="string" office:string-value="0x2000" calcext:value-type="string">
            <text:p>0x2000</text:p>
          </table:table-cell>
          <table:table-cell table:formula="of:=RIGHT([.G19];LEN([.G19])-2)" office:value-type="string" office:string-value="2000" calcext:value-type="string">
            <text:p>2000</text:p>
          </table:table-cell>
          <table:table-cell/>
          <table:table-cell table:style-name="ce6" table:formula="of:=HEX2DEC([.H19])" office:value-type="float" office:value="8192" calcext:value-type="float">
            <text:p>8192</text:p>
          </table:table-cell>
          <table:table-cell table:style-name="ce9" table:formula="of:=[.J19]/1000" office:value-type="float" office:value="8.192" calcext:value-type="float">
            <text:p>8,2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19]/1000" office:value-type="float" office:value="0.008192" calcext:value-type="float">
            <text:p>0,01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<text:s/>ota_0</text:p>
          </table:table-cell>
          <table:table-cell office:value-type="string" calcext:value-type="string">
            <text:p><text:s text:c="3"/>0x10000</text:p>
          </table:table-cell>
          <table:table-cell office:value-type="string" calcext:value-type="string">
            <text:p><text:s/>0x200000</text:p>
          </table:table-cell>
          <table:table-cell/>
          <table:table-cell table:formula="of:=TRIM([.E20])" office:value-type="string" office:string-value="0x200000" calcext:value-type="string">
            <text:p>0x200000</text:p>
          </table:table-cell>
          <table:table-cell table:formula="of:=RIGHT([.G20];LEN([.G20])-2)" office:value-type="string" office:string-value="200000" calcext:value-type="string">
            <text:p>200000</text:p>
          </table:table-cell>
          <table:table-cell/>
          <table:table-cell table:style-name="ce6" table:formula="of:=HEX2DEC([.H20])" office:value-type="float" office:value="2097152" calcext:value-type="float">
            <text:p>2097152</text:p>
          </table:table-cell>
          <table:table-cell table:style-name="ce9" table:formula="of:=[.J20]/1000" office:value-type="float" office:value="2097.152" calcext:value-type="float">
            <text:p>2097,2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20]/1000" office:value-type="float" office:value="2.097152" calcext:value-type="float">
            <text:p>2,10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iff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spiffs</text:p>
          </table:table-cell>
          <table:table-cell office:value-type="string" calcext:value-type="string">
            <text:p><text:s text:c="2"/>0x210000</text:p>
          </table:table-cell>
          <table:table-cell office:value-type="string" calcext:value-type="string">
            <text:p>0x1F0000</text:p>
          </table:table-cell>
          <table:table-cell/>
          <table:table-cell table:formula="of:=TRIM([.E21])" office:value-type="string" office:string-value="0x1F0000" calcext:value-type="string">
            <text:p>0x1F0000</text:p>
          </table:table-cell>
          <table:table-cell table:formula="of:=RIGHT([.G21];LEN([.G21])-2)" office:value-type="string" office:string-value="1F0000" calcext:value-type="string">
            <text:p>1F0000</text:p>
          </table:table-cell>
          <table:table-cell/>
          <table:table-cell table:style-name="ce7" table:formula="of:=HEX2DEC([.H21])" office:value-type="float" office:value="2031616" calcext:value-type="float">
            <text:p>2031616</text:p>
          </table:table-cell>
          <table:table-cell table:style-name="ce10" table:formula="of:=[.J21]/1000" office:value-type="float" office:value="2031.616" calcext:value-type="float">
            <text:p>2031,6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[.K21]/1000" office:value-type="float" office:value="2.031616" calcext:value-type="float">
            <text:p>2,03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" table:formula="of:=SUM([.J18:.J21])" office:value-type="float" office:value="4157440" calcext:value-type="float">
            <text:p>4157440</text:p>
          </table:table-cell>
          <table:table-cell table:style-name="ce10" table:formula="of:=SUM([.K18:.K21])" office:value-type="float" office:value="4157.44" calcext:value-type="float">
            <text:p>4157,4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SUM([.M18:.M21])" office:value-type="float" office:value="4.15744" calcext:value-type="float">
            <text:p>4,16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ustom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office:value-type="string" calcext:value-type="string">
            <text:p><text:s/>Flags</text:p>
          </table:table-cell>
          <table:table-cell office:value-type="string" calcext:value-type="string">
            <text:p>Trimmed Size</text:p>
          </table:table-cell>
          <table:table-cell office:value-type="string" calcext:value-type="string">
            <text:p>Size w/o 0x</text:p>
          </table:table-cell>
          <table:table-cell/>
          <table:table-cell table:style-name="ce5" office:value-type="string" calcext:value-type="string">
            <text:p>Size in Decimal</text:p>
          </table:table-cell>
          <table:table-cell table:style-name="ce8" office:value-type="string" calcext:value-type="string" table:number-columns-spanned="2" table:number-rows-spanned="1">
            <text:p>Kbytes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Mbytes</text:p>
          </table:table-cell>
          <table:covered-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nvs</text:p>
          </table:table-cell>
          <table:table-cell office:value-type="string" calcext:value-type="string">
            <text:p><text:s text:c="5"/>0x9000</text:p>
          </table:table-cell>
          <table:table-cell office:value-type="string" calcext:value-type="string">
            <text:p><text:s text:c="2"/>0x5000</text:p>
          </table:table-cell>
          <table:table-cell/>
          <table:table-cell table:formula="of:=TRIM([.E26])" office:value-type="string" office:string-value="0x5000" calcext:value-type="string">
            <text:p>0x5000</text:p>
          </table:table-cell>
          <table:table-cell table:formula="of:=RIGHT([.G26];LEN([.G26])-2)" office:value-type="string" office:string-value="5000" calcext:value-type="string">
            <text:p>5000</text:p>
          </table:table-cell>
          <table:table-cell/>
          <table:table-cell table:style-name="ce6" table:formula="of:=HEX2DEC([.H26])" office:value-type="float" office:value="20480" calcext:value-type="float">
            <text:p>20480</text:p>
          </table:table-cell>
          <table:table-cell table:style-name="ce9" table:formula="of:=[.J26]/1000" office:value-type="float" office:value="20.48" calcext:value-type="float">
            <text:p>20,5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26]/1000" office:value-type="float" office:value="0.02048" calcext:value-type="float">
            <text:p>0,02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ota</text:p>
          </table:table-cell>
          <table:table-cell office:value-type="string" calcext:value-type="string">
            <text:p><text:s text:c="5"/>0xe000</text:p>
          </table:table-cell>
          <table:table-cell office:value-type="string" calcext:value-type="string">
            <text:p><text:s text:c="2"/>0x2000</text:p>
          </table:table-cell>
          <table:table-cell/>
          <table:table-cell table:formula="of:=TRIM([.E27])" office:value-type="string" office:string-value="0x2000" calcext:value-type="string">
            <text:p>0x2000</text:p>
          </table:table-cell>
          <table:table-cell table:formula="of:=RIGHT([.G27];LEN([.G27])-2)" office:value-type="string" office:string-value="2000" calcext:value-type="string">
            <text:p>2000</text:p>
          </table:table-cell>
          <table:table-cell/>
          <table:table-cell table:style-name="ce6" table:formula="of:=HEX2DEC([.H27])" office:value-type="float" office:value="8192" calcext:value-type="float">
            <text:p>8192</text:p>
          </table:table-cell>
          <table:table-cell table:style-name="ce9" table:formula="of:=[.J27]/1000" office:value-type="float" office:value="8.192" calcext:value-type="float">
            <text:p>8,2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27]/1000" office:value-type="float" office:value="0.008192" calcext:value-type="float">
            <text:p>0,01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<text:s/>ota_0</text:p>
          </table:table-cell>
          <table:table-cell office:value-type="string" calcext:value-type="string">
            <text:p><text:s text:c="3"/>0x10000</text:p>
          </table:table-cell>
          <table:table-cell office:value-type="string" calcext:value-type="string">
            <text:p>0x180000</text:p>
          </table:table-cell>
          <table:table-cell/>
          <table:table-cell table:formula="of:=TRIM([.E28])" office:value-type="string" office:string-value="0x180000" calcext:value-type="string">
            <text:p>0x180000</text:p>
          </table:table-cell>
          <table:table-cell table:formula="of:=RIGHT([.G28];LEN([.G28])-2)" office:value-type="string" office:string-value="180000" calcext:value-type="string">
            <text:p>180000</text:p>
          </table:table-cell>
          <table:table-cell/>
          <table:table-cell table:style-name="ce6" table:formula="of:=HEX2DEC([.H28])" office:value-type="float" office:value="1572864" calcext:value-type="float">
            <text:p>1572864</text:p>
          </table:table-cell>
          <table:table-cell table:style-name="ce9" table:formula="of:=[.J28]/1000" office:value-type="float" office:value="1572.864" calcext:value-type="float">
            <text:p>1572,9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28]/1000" office:value-type="float" office:value="1.572864" calcext:value-type="float">
            <text:p>1,57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1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<text:s/>ota_1</text:p>
          </table:table-cell>
          <table:table-cell table:style-name="ce3" office:value-type="string" calcext:value-type="string">
            <text:p>0x190000 </text:p>
          </table:table-cell>
          <table:table-cell office:value-type="string" calcext:value-type="string">
            <text:p>0x180000</text:p>
          </table:table-cell>
          <table:table-cell table:style-name="Default"/>
          <table:table-cell table:formula="of:=TRIM([.E29])" office:value-type="string" office:string-value="0x180000" calcext:value-type="string">
            <text:p>0x180000</text:p>
          </table:table-cell>
          <table:table-cell table:formula="of:=RIGHT([.G29];LEN([.G29])-2)" office:value-type="string" office:string-value="180000" calcext:value-type="string">
            <text:p>180000</text:p>
          </table:table-cell>
          <table:table-cell/>
          <table:table-cell table:style-name="ce6" table:formula="of:=HEX2DEC([.H29])" office:value-type="float" office:value="1572864" calcext:value-type="float">
            <text:p>1572864</text:p>
          </table:table-cell>
          <table:table-cell table:style-name="ce9" table:formula="of:=[.J29]/1000" office:value-type="float" office:value="1572.864" calcext:value-type="float">
            <text:p>1572,9</text:p>
          </table:table-cell>
          <table:table-cell table:style-name="ce11" office:value-type="string" calcext:value-type="string">
            <text:p>KB</text:p>
          </table:table-cell>
          <table:table-cell table:style-name="ce14" table:formula="of:=[.K29]/1000" office:value-type="float" office:value="1.572864" calcext:value-type="float">
            <text:p>1,57</text:p>
          </table:table-cell>
          <table:table-cell table:style-name="ce16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iff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<text:s/>spiffs</text:p>
          </table:table-cell>
          <table:table-cell office:value-type="string" calcext:value-type="string">
            <text:p><text:s text:c="2"/>0x310000</text:p>
          </table:table-cell>
          <table:table-cell office:value-type="string" calcext:value-type="string">
            <text:p>0x0F0000</text:p>
          </table:table-cell>
          <table:table-cell/>
          <table:table-cell table:formula="of:=TRIM([.E30])" office:value-type="string" office:string-value="0x0F0000" calcext:value-type="string">
            <text:p>0x0F0000</text:p>
          </table:table-cell>
          <table:table-cell table:formula="of:=RIGHT([.G30];LEN([.G30])-2)" office:value-type="string" office:string-value="0F0000" calcext:value-type="string">
            <text:p>0F0000</text:p>
          </table:table-cell>
          <table:table-cell/>
          <table:table-cell table:style-name="ce7" table:formula="of:=HEX2DEC([.H30])" office:value-type="float" office:value="983040" calcext:value-type="float">
            <text:p>983040</text:p>
          </table:table-cell>
          <table:table-cell table:style-name="ce10" table:formula="of:=[.J30]/1000" office:value-type="float" office:value="983.04" calcext:value-type="float">
            <text:p>983,0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[.K30]/1000" office:value-type="float" office:value="0.98304" calcext:value-type="float">
            <text:p>0,98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" table:formula="of:=SUM([.J26:.J30])" office:value-type="float" office:value="4157440" calcext:value-type="float">
            <text:p>4157440</text:p>
          </table:table-cell>
          <table:table-cell table:style-name="ce10" table:formula="of:=SUM([.K26:.K30])" office:value-type="float" office:value="4157.44" calcext:value-type="float">
            <text:p>4157,4</text:p>
          </table:table-cell>
          <table:table-cell table:style-name="ce12" office:value-type="string" calcext:value-type="string">
            <text:p>KB</text:p>
          </table:table-cell>
          <table:table-cell table:style-name="ce15" table:formula="of:=SUM([.M26:.M30])" office:value-type="float" office:value="4.15744" calcext:value-type="float">
            <text:p>4,16</text:p>
          </table:table-cell>
          <table:table-cell table:style-name="ce17" office:value-type="string" calcext:value-type="string">
            <text:p>MB</text:p>
          </table:table-cell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s_20_for_20_ESP32_20_partitions" style:display-name="PageStyle_calcs for ESP32 parti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8:06:53</meta:creation-date>
    <dc:date>2022-07-13T19:38:16.164015715</dc:date>
    <meta:generator>LibreOffice/6.4.7.2$Linux_X86_64 LibreOffice_project/40$Build-2</meta:generator>
    <meta:editing-duration>PT8M14S</meta:editing-duration>
    <meta:editing-cycles>2</meta:editing-cycles>
    <meta:document-statistic meta:table-count="1" meta:cell-count="2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